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0d2" officeooo:paragraph-rsid="001870d2"/>
    </style:style>
    <style:style style:name="P2" style:family="paragraph" style:parent-style-name="Standard">
      <style:text-properties officeooo:rsid="001944e3" officeooo:paragraph-rsid="001944e3"/>
    </style:style>
    <style:style style:name="P3" style:family="paragraph" style:parent-style-name="Standard">
      <style:text-properties officeooo:rsid="001db393" officeooo:paragraph-rsid="001db393"/>
    </style:style>
    <style:style style:name="P4" style:family="paragraph" style:parent-style-name="Standard">
      <style:text-properties officeooo:rsid="001e3484" officeooo:paragraph-rsid="001e3484"/>
    </style:style>
    <style:style style:name="P5" style:family="paragraph" style:parent-style-name="Standard">
      <style:text-properties officeooo:rsid="001f733b" officeooo:paragraph-rsid="001f733b"/>
    </style:style>
    <style:style style:name="P6" style:family="paragraph" style:parent-style-name="Standard">
      <style:text-properties officeooo:rsid="00287c6d" officeooo:paragraph-rsid="00287c6d"/>
    </style:style>
    <style:style style:name="P7" style:family="paragraph" style:parent-style-name="Standard">
      <style:text-properties officeooo:rsid="0028a9d9" officeooo:paragraph-rsid="0028a9d9"/>
    </style:style>
    <style:style style:name="T1" style:family="text">
      <style:text-properties officeooo:rsid="001a8434"/>
    </style:style>
    <style:style style:name="T2" style:family="text">
      <style:text-properties officeooo:rsid="0020bfdf"/>
    </style:style>
    <style:style style:name="T3" style:family="text">
      <style:text-properties officeooo:rsid="0021c412"/>
    </style:style>
    <style:style style:name="T4" style:family="text">
      <style:text-properties officeooo:rsid="00225a7e"/>
    </style:style>
    <style:style style:name="T5" style:family="text">
      <style:text-properties officeooo:rsid="0022e347"/>
    </style:style>
    <style:style style:name="T6" style:family="text">
      <style:text-properties officeooo:rsid="00237351"/>
    </style:style>
    <style:style style:name="T7" style:family="text">
      <style:text-properties officeooo:rsid="0026e7f1"/>
    </style:style>
    <style:style style:name="T8" style:family="text">
      <style:text-properties officeooo:rsid="0029c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</text:p>
      <text:p text:style-name="P1"><text:tab/>Title</text:p>
      <text:p text:style-name="P1"><text:tab/>Data</text:p>
      <text:p text:style-name="P1"><text:tab/>Autores</text:p>
      <text:p text:style-name="P1"><text:tab/>Descrição</text:p>
      <text:p text:style-name="P1"><text:tab/></text:p>
      <text:p text:style-name="P1"><text:tab/><text:tab/>AUTOR</text:p>
      <text:p text:style-name="P1"><text:tab/><text:tab/><text:tab/>Nome</text:p>
      <text:p text:style-name="P1"><text:tab/><text:tab/><text:tab/>Número</text:p>
      <text:p text:style-name="P1"><text:tab/><text:tab/><text:tab/>GIT</text:p>
      <text:p text:style-name="P1"><text:tab/><text:tab/><text:tab/>Email</text:p>
      <text:p text:style-name="P1"/>
      <text:p text:style-name="P2">XML</text:p>
      <text:p text:style-name="P2">&lt;report&gt;</text:p>
      <text:p text:style-name="P2"><text:tab/>&lt;title&gt; Title &lt;/title&gt;</text:p>
      <text:p text:style-name="P2"><text:tab/>&lt;data&gt;DD/MM/AAAA&lt;/data&gt;</text:p>
      <text:p text:style-name="P2"><text:tab/>&lt;autores&gt;</text:p>
      <text:p text:style-name="P2"><text:tab/><text:tab/>&lt;autor&gt;</text:p>
      <text:p text:style-name="P2"><text:tab/><text:tab/><text:tab/>&lt;nome&gt;Nome&lt;/nome&gt;</text:p>
      <text:p text:style-name="P2"/>
      <text:p text:style-name="P2"><text:tab/><text:tab/>&lt;/autor&gt;</text:p>
      <text:p text:style-name="P2"><text:tab/>&lt;/autores&gt;</text:p>
      <text:p text:style-name="P2">&lt;/<text:span text:style-name="T1">report&gt;</text:span></text:p>
      <text:p text:style-name="P2"/>
      <text:p text:style-name="P2"/>
      <text:p text:style-name="P3">TO DO:</text:p>
      <text:p text:style-name="P3"/>
      <text:p text:style-name="P5">instalar eduroam</text:p>
      <text:p text:style-name="P3"><text:bookmark-start text:name="__DdeLink__92_1376393121"/>sudo apt install libxml2-utils<text:bookmark-end text:name="__DdeLink__92_1376393121"/> <text:span text:style-name="T8">x</text:span></text:p>
      <text:p text:style-name="P4">usar xmllint para abrir ficheiros .xml <text:span text:style-name="T8">x</text:span></text:p>
      <text:p text:style-name="P4"><text:tab/><text:span text:style-name="T2">xmllint -xpath ‘//name’ 1.xml</text:span></text:p>
      <text:p text:style-name="P4"><text:tab/><text:tab/><text:span text:style-name="T3">## Em qualquer sítio // vai buscar o elemento “name” e retorna como exemplo:</text:span></text:p>
      <text:p text:style-name="P4"><text:tab/><text:tab/><text:tab/>&lt;<text:span text:style-name="T3">name&gt;Beatriz Cepa&lt;/name&gt;</text:span></text:p>
      <text:p text:style-name="P4"><text:tab/><text:tab/><text:tab/>&lt;<text:span text:style-name="T4">name&gt;Paulo Jorge&lt;/name&gt;</text:span></text:p>
      <text:p text:style-name="P4"><text:tab/></text:p>
      <text:p text:style-name="P4"><text:tab/><text:span text:style-name="T5">o comando xmllint é bom para validação. </text:span><text:span text:style-name="T6">Verifica se as tags estão todas fechadas; verifica os <text:tab/><text:tab/>charsets; </text:span><text:span text:style-name="T7">etc.</text:span></text:p>
      <text:p text:style-name="P6">Aceder a JINJA2 <text:span text:style-name="T8">x</text:span></text:p>
      <text:p text:style-name="P7">Terminar report2html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9T14:06:33.434412987</meta:creation-date>
    <dc:date>2020-10-29T18:30:42.782687436</dc:date>
    <meta:editing-duration>PT2H38M27S</meta:editing-duration>
    <meta:editing-cycles>22</meta:editing-cycles>
    <meta:generator>LibreOffice/7.0.2.2$Linux_X86_64 LibreOffice_project/00$Build-2</meta:generator>
    <meta:document-statistic meta:table-count="0" meta:image-count="0" meta:object-count="0" meta:page-count="1" meta:paragraph-count="33" meta:word-count="84" meta:character-count="609" meta:non-whitespace-character-count="513"/>
  </office:meta>
</office:document-meta>
</file>